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derset-hernandez202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͡ɕ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t͡ɕ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daly1977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̃</text:p>
          </table:table-cell>
          <table:table-cell office:value-type="string" calcext:value-type="string">
            <text:p>t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 in clitics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gʷ in clitics</text:p>
          </table:table-cell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w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</text:p>
          </table:table-cell>
          <table:table-cell/>
          <table:table-cell office:value-type="string" calcext:value-type="string">
            <text:p>ɨɨ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i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e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ɨ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a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u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õ</text:p>
          </table:table-cell>
          <table:table-cell office:value-type="string" calcext:value-type="string">
            <text:p>vow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́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̌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ne</text:p>
          </table:table-cell>
          <table:table-cell table:number-columns-repeated="2"/>
        </table:table-row>
      </table:table>
      <table:table table:name="farris199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ñ</text:p>
          </table:table-cell>
          <table:table-cell/>
          <table:table-cell office:value-type="string" calcext:value-type="string">
            <text:p>ʰñ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1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3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5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1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1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3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3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5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5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johnson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y</text:p>
          </table:table-cell>
          <table:table-cell/>
          <table:table-cell office:value-type="string" calcext:value-type="string">
            <text:p>ⁿd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josserand198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</table:table>
      <table:table table:name="macaulay1996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honetically t̪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kʰ</text:p>
          </table:table-cell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ŋ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it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occasionally w between vowels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free variation with h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, ɨ</text:p>
          </table:table-cell>
          <table:table-cell office:value-type="string" calcext:value-type="string">
            <text:p>ç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ž</text:p>
          </table:table-cell>
          <table:table-cell/>
          <table:table-cell office:value-type="string" calcext:value-type="string">
            <text:p>ⁿ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in the speech of some people</text:p>
          </table:table-cell>
        </table:table-row>
        <table:table-row table:style-name="ro1">
          <table:table-cell/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only appears in one form, could be treated as an allophone of [r]</text:p>
          </table:table-cell>
        </table:table-row>
        <table:table-row table:style-name="ro1">
          <table:table-cell/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I think what she writes as [y] is IPA j, but I’m not totally sure</text:p>
          </table:table-cell>
        </table:table-row>
        <table:table-row table:style-name="ro1">
          <table:table-cell office:value-type="string" calcext:value-type="string">
            <text:p>ʔ</text:p>
          </table:table-cell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always</text:p>
          </table:table-cell>
        </table:table-row>
        <table:table-row table:style-name="ro1">
          <table:table-cell/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̌</text:p>
          </table:table-cell>
          <table:table-cell/>
          <table:table-cell office:value-type="string" calcext:value-type="string">
            <text:p>ntʃ͡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ŋ</text:p>
          </table:table-cell>
          <table:table-cell/>
          <table:table-cell office:value-type="string" calcext:value-type="string">
            <text:p>ŋ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mited occurrence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very rare, two words only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ɣ</text:p>
          </table:table-cell>
          <table:table-cell/>
          <table:table-cell office:value-type="string" calcext:value-type="string">
            <text:p>ɣ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ɛ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ɪ</text:p>
          </table:table-cell>
        </table:table-row>
        <table:table-row table:style-name="ro1">
          <table:table-cell/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free variation ɔ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</text:p>
          </table:table-cell>
          <table:table-cell/>
          <table:table-cell office:value-type="string" calcext:value-type="string">
            <text:p>ɨ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̀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̀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̀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</text:p>
          </table:table-cell>
          <table:table-cell/>
          <table:table-cell office:value-type="string" calcext:value-type="string">
            <text:p>ɨ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̀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̀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̃́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̃́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̃́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ɨ̃̀́</text:p>
          </table:table-cell>
          <table:table-cell/>
          <table:table-cell office:value-type="string" calcext:value-type="string">
            <text:p>ɨ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̃́</text:p>
          </table:table-cell>
          <table:table-cell/>
          <table:table-cell office:value-type="string" calcext:value-type="string">
            <text:p>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̃́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north-shields197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/>
          <table:table-cell office:value-type="string" calcext:value-type="string">
            <text:p>IPA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mbinations</text:p>
          </table:table-cell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like Spanish’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shields198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͡d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table table:name="zylstra199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Graphe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͡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</table:table-row>
        <table:table-row table:style-name="ro1">
          <table:table-cell/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1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̃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1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1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1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1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1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3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3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3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3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3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5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5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5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5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5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1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1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1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1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1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1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1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1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1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1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3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3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3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3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3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3a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3e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3i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3o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3ũ5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5a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5e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5i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5o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5ũ1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5a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5e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5i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5o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5ũ3</text:p>
          </table:table-cell>
          <table:table-cell office:value-type="string" calcext:value-type="string">
            <text:p>vowel and ton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macaulay1996.A67:macaulay1996.AMJ10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2:39:57.341832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2-18T16:03:04.967985454</meta:creation-date>
    <dc:date>2020-03-31T12:59:52.055221433</dc:date>
    <meta:editing-duration>PT12H4M11S</meta:editing-duration>
    <meta:editing-cycles>203</meta:editing-cycles>
    <meta:generator>LibreOffice/6.3.5.2$MacOSX_X86_64 LibreOffice_project/dd0751754f11728f69b42ee2af66670068624673</meta:generator>
    <meta:document-statistic meta:table-count="9" meta:cell-count="2335" meta:object-count="0"/>
  </office:meta>
</office:document-meta>
</file>